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62.59pt" svg:height="264.44pt" svg:x="643.12pt" svg:y="162.09pt">
            <draw:object draw:notify-on-update-of-ranges="Sheet1.F14:Sheet1.F30 Sheet1.J6:Sheet1.J6 Sheet1.J14:Sheet1.J3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F_paralell</text:p>
          </table:table-cell>
          <table:table-cell office:value-type="string" calcext:value-type="string">
            <text:p>F_friction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pw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g</text:p>
          </table:table-cell>
          <table:table-cell office:value-type="float" office:value="100" calcext:value-type="float">
            <text:p>100</text:p>
          </table:table-cell>
          <table:table-cell office:value-type="float" office:value="-15" calcext:value-type="float">
            <text:p>-15</text:p>
          </table:table-cell>
          <table:table-cell table:formula="of:=[.$E$7]*SIN(RADIANS([.F7]))" office:value-type="float" office:value="-25.8819045102521" calcext:value-type="float">
            <text:p>-25.8819045103</text:p>
          </table:table-cell>
          <table:table-cell table:formula="of:=[.$E$8]*[.$E$7]*COS(RADIANS([.F7]))" office:value-type="float" office:value="14.488887394336" calcext:value-type="float">
            <text:p>14.4888873943</text:p>
          </table:table-cell>
          <table:table-cell table:formula="of:=[.G7]+[.H7]" office:value-type="float" office:value="-11.393017115916" calcext:value-type="float">
            <text:p>-11.3930171159</text:p>
          </table:table-cell>
          <table:table-cell table:formula="of:=[.$E$9]*[.I7]" office:value-type="float" office:value="-38.7362581941146" calcext:value-type="float">
            <text:p>-38.736258194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float" office:value="0.15" calcext:value-type="float">
            <text:p>0.15</text:p>
          </table:table-cell>
          <table:table-cell office:value-type="float" office:value="-14" calcext:value-type="float">
            <text:p>-14</text:p>
          </table:table-cell>
          <table:table-cell table:formula="of:=[.$E$7]*SIN(RADIANS([.F8]))" office:value-type="float" office:value="-24.1921895599668" calcext:value-type="float">
            <text:p>-24.19218956</text:p>
          </table:table-cell>
          <table:table-cell table:formula="of:=[.$E$8]*[.$E$7]*COS(RADIANS([.F8]))" office:value-type="float" office:value="14.5544358941399" calcext:value-type="float">
            <text:p>14.5544358941</text:p>
          </table:table-cell>
          <table:table-cell table:formula="of:=[.G8]+[.H8]" office:value-type="float" office:value="-9.63775366582683" calcext:value-type="float">
            <text:p>-9.6377536658</text:p>
          </table:table-cell>
          <table:table-cell table:formula="of:=[.$E$9]*[.I8]" office:value-type="float" office:value="-32.7683624638112" calcext:value-type="float">
            <text:p>-32.768362463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office:value-type="float" office:value="3.4" calcext:value-type="float">
            <text:p>3.4</text:p>
          </table:table-cell>
          <table:table-cell office:value-type="float" office:value="-13" calcext:value-type="float">
            <text:p>-13</text:p>
          </table:table-cell>
          <table:table-cell table:formula="of:=[.$E$7]*SIN(RADIANS([.F9]))" office:value-type="float" office:value="-22.4951054343865" calcext:value-type="float">
            <text:p>-22.4951054344</text:p>
          </table:table-cell>
          <table:table-cell table:formula="of:=[.$E$8]*[.$E$7]*COS(RADIANS([.F9]))" office:value-type="float" office:value="14.6155509717785" calcext:value-type="float">
            <text:p>14.6155509718</text:p>
          </table:table-cell>
          <table:table-cell table:formula="of:=[.G9]+[.H9]" office:value-type="float" office:value="-7.87955446260797" calcext:value-type="float">
            <text:p>-7.8795544626</text:p>
          </table:table-cell>
          <table:table-cell table:formula="of:=[.$E$9]*[.I9]" office:value-type="float" office:value="-26.7904851728671" calcext:value-type="float">
            <text:p>-26.790485172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*mg</text:p>
          </table:table-cell>
          <table:table-cell table:formula="of:=[.E7]*[.E9]" office:value-type="float" office:value="340" calcext:value-type="float">
            <text:p>340</text:p>
          </table:table-cell>
          <table:table-cell office:value-type="float" office:value="-12" calcext:value-type="float">
            <text:p>-12</text:p>
          </table:table-cell>
          <table:table-cell table:formula="of:=[.$E$7]*SIN(RADIANS([.F10]))" office:value-type="float" office:value="-20.7911690817759" calcext:value-type="float">
            <text:p>-20.7911690818</text:p>
          </table:table-cell>
          <table:table-cell table:formula="of:=[.$E$8]*[.$E$7]*COS(RADIANS([.F10]))" office:value-type="float" office:value="14.6722140110071" calcext:value-type="float">
            <text:p>14.672214011</text:p>
          </table:table-cell>
          <table:table-cell table:formula="of:=[.G10]+[.H10]" office:value-type="float" office:value="-6.11895507076885" calcext:value-type="float">
            <text:p>-6.1189550708</text:p>
          </table:table-cell>
          <table:table-cell table:formula="of:=[.$E$9]*[.I10]" office:value-type="float" office:value="-20.8044472406141" calcext:value-type="float">
            <text:p>-20.8044472406</text:p>
          </table:table-cell>
          <table:table-cell/>
        </table:table-row>
        <table:table-row table:style-name="ro1">
          <table:table-cell table:number-columns-repeated="5"/>
          <table:table-cell office:value-type="float" office:value="-11" calcext:value-type="float">
            <text:p>-11</text:p>
          </table:table-cell>
          <table:table-cell table:formula="of:=[.$E$7]*SIN(RADIANS([.F11]))" office:value-type="float" office:value="-19.0808995376545" calcext:value-type="float">
            <text:p>-19.0808995377</text:p>
          </table:table-cell>
          <table:table-cell table:formula="of:=[.$E$8]*[.$E$7]*COS(RADIANS([.F11]))" office:value-type="float" office:value="14.724407751715" calcext:value-type="float">
            <text:p>14.7244077517</text:p>
          </table:table-cell>
          <table:table-cell table:formula="of:=[.G11]+[.H11]" office:value-type="float" office:value="-4.35649178593952" calcext:value-type="float">
            <text:p>-4.3564917859</text:p>
          </table:table-cell>
          <table:table-cell table:formula="of:=[.$E$9]*[.I11]" office:value-type="float" office:value="-14.8120720721944" calcext:value-type="float">
            <text:p>-14.8120720722</text:p>
          </table:table-cell>
          <table:table-cell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table:formula="of:=[.$E$7]*SIN(RADIANS([.F12]))" office:value-type="float" office:value="-17.364817766693" calcext:value-type="float">
            <text:p>-17.3648177667</text:p>
          </table:table-cell>
          <table:table-cell table:formula="of:=[.$E$8]*[.$E$7]*COS(RADIANS([.F12]))" office:value-type="float" office:value="14.7721162951831" calcext:value-type="float">
            <text:p>14.7721162952</text:p>
          </table:table-cell>
          <table:table-cell table:formula="of:=[.G12]+[.H12]" office:value-type="float" office:value="-2.59270147150991" calcext:value-type="float">
            <text:p>-2.5927014715</text:p>
          </table:table-cell>
          <table:table-cell table:formula="of:=[.$E$9]*[.I12]" office:value-type="float" office:value="-8.8151850031337" calcext:value-type="float">
            <text:p>-8.81518500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table:formula="of:=[.$E$7]*SIN(RADIANS([.F13]))" office:value-type="float" office:value="-15.6434465040231" calcext:value-type="float">
            <text:p>-15.643446504</text:p>
          </table:table-cell>
          <table:table-cell table:formula="of:=[.$E$8]*[.$E$7]*COS(RADIANS([.F13]))" office:value-type="float" office:value="14.8153251089271" calcext:value-type="float">
            <text:p>14.8153251089</text:p>
          </table:table-cell>
          <table:table-cell table:formula="of:=[.G13]+[.H13]" office:value-type="float" office:value="-0.828121395096021" calcext:value-type="float">
            <text:p>-0.8281213951</text:p>
          </table:table-cell>
          <table:table-cell table:formula="of:=[.$E$9]*[.I13]" office:value-type="float" office:value="-2.81561274332647" calcext:value-type="float">
            <text:p>-2.8156127433</text:p>
          </table:table-cell>
          <table:table-cell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table:formula="of:=[.$E$7]*SIN(RADIANS([.F14]))" office:value-type="float" office:value="-13.9173100960065" calcext:value-type="float">
            <text:p>-13.917310096</text:p>
          </table:table-cell>
          <table:table-cell table:formula="of:=[.$E$8]*[.$E$7]*COS(RADIANS([.F14]))" office:value-type="float" office:value="14.8540210311236" calcext:value-type="float">
            <text:p>14.8540210311</text:p>
          </table:table-cell>
          <table:table-cell table:formula="of:=[.G14]+[.H14]" office:value-type="float" office:value="0.936710935117011" calcext:value-type="float">
            <text:p>0.9367109351</text:p>
          </table:table-cell>
          <table:table-cell table:formula="of:=[.$E$9]*[.I14]" office:value-type="float" office:value="3.18481717939784" calcext:value-type="float">
            <text:p>3.1848171794</text:p>
          </table:table-cell>
          <table:table-cell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table:formula="of:=[.$E$7]*SIN(RADIANS([.F15]))" office:value-type="float" office:value="-12.1869343405147" calcext:value-type="float">
            <text:p>-12.1869343405</text:p>
          </table:table-cell>
          <table:table-cell table:formula="of:=[.$E$8]*[.$E$7]*COS(RADIANS([.F15]))" office:value-type="float" office:value="14.8881922746198" calcext:value-type="float">
            <text:p>14.8881922746</text:p>
          </table:table-cell>
          <table:table-cell table:formula="of:=[.G15]+[.H15]" office:value-type="float" office:value="2.70125793410508" calcext:value-type="float">
            <text:p>2.7012579341</text:p>
          </table:table-cell>
          <table:table-cell table:formula="of:=[.$E$9]*[.I15]" office:value-type="float" office:value="9.18427697595728" calcext:value-type="float">
            <text:p>9.184276976</text:p>
          </table:table-cell>
          <table:table-cell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table:formula="of:=[.$E$7]*SIN(RADIANS([.F16]))" office:value-type="float" office:value="-10.4528463267653" calcext:value-type="float">
            <text:p>-10.4528463268</text:p>
          </table:table-cell>
          <table:table-cell table:formula="of:=[.$E$8]*[.$E$7]*COS(RADIANS([.F16]))" office:value-type="float" office:value="14.9178284305241" calcext:value-type="float">
            <text:p>14.9178284305</text:p>
          </table:table-cell>
          <table:table-cell table:formula="of:=[.G16]+[.H16]" office:value-type="float" office:value="4.46498210375875" calcext:value-type="float">
            <text:p>4.4649821038</text:p>
          </table:table-cell>
          <table:table-cell table:formula="of:=[.$E$9]*[.I16]" office:value-type="float" office:value="15.1809391527798" calcext:value-type="float">
            <text:p>15.1809391528</text:p>
          </table:table-cell>
          <table:table-cell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table:formula="of:=[.$E$7]*SIN(RADIANS([.F17]))" office:value-type="float" office:value="-8.71557427476582" calcext:value-type="float">
            <text:p>-8.7155742748</text:p>
          </table:table-cell>
          <table:table-cell table:formula="of:=[.$E$8]*[.$E$7]*COS(RADIANS([.F17]))" office:value-type="float" office:value="14.9429204713762" calcext:value-type="float">
            <text:p>14.9429204714</text:p>
          </table:table-cell>
          <table:table-cell table:formula="of:=[.G17]+[.H17]" office:value-type="float" office:value="6.22734619661037" calcext:value-type="float">
            <text:p>6.2273461966</text:p>
          </table:table-cell>
          <table:table-cell table:formula="of:=[.$E$9]*[.I17]" office:value-type="float" office:value="21.1729770684752" calcext:value-type="float">
            <text:p>21.1729770685</text:p>
          </table:table-cell>
          <table:table-cell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table:formula="of:=[.$E$7]*SIN(RADIANS([.F18]))" office:value-type="float" office:value="-6.97564737441253" calcext:value-type="float">
            <text:p>-6.9756473744</text:p>
          </table:table-cell>
          <table:table-cell table:formula="of:=[.$E$8]*[.$E$7]*COS(RADIANS([.F18]))" office:value-type="float" office:value="14.9634607538974" calcext:value-type="float">
            <text:p>14.9634607539</text:p>
          </table:table-cell>
          <table:table-cell table:formula="of:=[.G18]+[.H18]" office:value-type="float" office:value="7.98781337948483" calcext:value-type="float">
            <text:p>7.9878133795</text:p>
          </table:table-cell>
          <table:table-cell table:formula="of:=[.$E$9]*[.I18]" office:value-type="float" office:value="27.1585654902484" calcext:value-type="float">
            <text:p>27.1585654902</text:p>
          </table:table-cell>
          <table:table-cell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table:formula="of:=[.$E$7]*SIN(RADIANS([.F19]))" office:value-type="float" office:value="-5.23359562429438" calcext:value-type="float">
            <text:p>-5.2335956243</text:p>
          </table:table-cell>
          <table:table-cell table:formula="of:=[.$E$8]*[.$E$7]*COS(RADIANS([.F19]))" office:value-type="float" office:value="14.9794430213186" calcext:value-type="float">
            <text:p>14.9794430213</text:p>
          </table:table-cell>
          <table:table-cell table:formula="of:=[.G19]+[.H19]" office:value-type="float" office:value="9.74584739702422" calcext:value-type="float">
            <text:p>9.745847397</text:p>
          </table:table-cell>
          <table:table-cell table:formula="of:=[.$E$9]*[.I19]" office:value-type="float" office:value="33.1358811498824" calcext:value-type="float">
            <text:p>33.1358811499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1<text:span text:style-name="T1">st</text:span> variation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$E$7]*SIN(RADIANS([.F20]))" office:value-type="float" office:value="-3.4899496702501" calcext:value-type="float">
            <text:p>-3.4899496703</text:p>
          </table:table-cell>
          <table:table-cell table:formula="of:=[.$E$8]*[.$E$7]*COS(RADIANS([.F20]))" office:value-type="float" office:value="14.9908624052864" calcext:value-type="float">
            <text:p>14.9908624053</text:p>
          </table:table-cell>
          <table:table-cell table:formula="of:=[.G20]+[.H20]" office:value-type="float" office:value="11.5009127350363" calcext:value-type="float">
            <text:p>11.500912735</text:p>
          </table:table-cell>
          <table:table-cell table:formula="of:=[.$E$9]*[.I20]" office:value-type="float" office:value="39.1031032991236" calcext:value-type="float">
            <text:p>39.103103299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g</text:p>
          </table:table-cell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table:formula="of:=[.$E$7]*SIN(RADIANS([.F21]))" office:value-type="float" office:value="-1.74524064372835" calcext:value-type="float">
            <text:p>-1.7452406437</text:p>
          </table:table-cell>
          <table:table-cell table:formula="of:=[.$E$8]*[.$E$7]*COS(RADIANS([.F21]))" office:value-type="float" office:value="14.9977154273459" calcext:value-type="float">
            <text:p>14.9977154273</text:p>
          </table:table-cell>
          <table:table-cell table:formula="of:=[.G21]+[.H21]" office:value-type="float" office:value="13.2524747836175" calcext:value-type="float">
            <text:p>13.2524747836</text:p>
          </table:table-cell>
          <table:table-cell table:formula="of:=[.$E$9]*[.I21]" office:value-type="float" office:value="45.0584142642996" calcext:value-type="float">
            <text:p>45.058414264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formula="of:=[.$E$7]*SIN(RADIANS([.F22]))" office:value-type="float" office:value="0" calcext:value-type="float">
            <text:p>0</text:p>
          </table:table-cell>
          <table:table-cell table:formula="of:=[.$E$8]*[.$E$7]*COS(RADIANS([.F22]))" office:value-type="float" office:value="15" calcext:value-type="float">
            <text:p>15</text:p>
          </table:table-cell>
          <table:table-cell table:formula="of:=[.G22]+[.H22]" office:value-type="float" office:value="15" calcext:value-type="float">
            <text:p>15</text:p>
          </table:table-cell>
          <table:table-cell table:formula="of:=[.$E$9]*[.I22]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$E$7]*SIN(RADIANS([.F23]))" office:value-type="float" office:value="1.74524064372835" calcext:value-type="float">
            <text:p>1.7452406437</text:p>
          </table:table-cell>
          <table:table-cell table:formula="of:=[.$E$8]*[.$E$7]*COS(RADIANS([.F23]))" office:value-type="float" office:value="14.9977154273459" calcext:value-type="float">
            <text:p>14.9977154273</text:p>
          </table:table-cell>
          <table:table-cell table:formula="of:=[.G23]+[.H23]" office:value-type="float" office:value="16.7429560710742" calcext:value-type="float">
            <text:p>16.7429560711</text:p>
          </table:table-cell>
          <table:table-cell table:formula="of:=[.$E$9]*[.I23]" office:value-type="float" office:value="56.9260506416523" calcext:value-type="float">
            <text:p>56.926050641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*mg</text:p>
          </table:table-cell>
          <table:table-cell table:formula="of:=[.E21]*[.E23]"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$E$7]*SIN(RADIANS([.F24]))" office:value-type="float" office:value="3.4899496702501" calcext:value-type="float">
            <text:p>3.4899496703</text:p>
          </table:table-cell>
          <table:table-cell table:formula="of:=[.$E$8]*[.$E$7]*COS(RADIANS([.F24]))" office:value-type="float" office:value="14.9908624052864" calcext:value-type="float">
            <text:p>14.9908624053</text:p>
          </table:table-cell>
          <table:table-cell table:formula="of:=[.G24]+[.H24]" office:value-type="float" office:value="18.4808120755365" calcext:value-type="float">
            <text:p>18.4808120755</text:p>
          </table:table-cell>
          <table:table-cell table:formula="of:=[.$E$9]*[.I24]" office:value-type="float" office:value="62.8347610568242" calcext:value-type="float">
            <text:p>62.834761056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formula="of:=[.$E$7]*SIN(RADIANS([.F25]))" office:value-type="float" office:value="5.23359562429438" calcext:value-type="float">
            <text:p>5.2335956243</text:p>
          </table:table-cell>
          <table:table-cell table:formula="of:=[.$E$8]*[.$E$7]*COS(RADIANS([.F25]))" office:value-type="float" office:value="14.9794430213186" calcext:value-type="float">
            <text:p>14.9794430213</text:p>
          </table:table-cell>
          <table:table-cell table:formula="of:=[.G25]+[.H25]" office:value-type="float" office:value="20.213038645613" calcext:value-type="float">
            <text:p>20.2130386456</text:p>
          </table:table-cell>
          <table:table-cell table:formula="of:=[.$E$9]*[.I25]" office:value-type="float" office:value="68.7243313950842" calcext:value-type="float">
            <text:p>68.7243313951</text:p>
          </table:table-cell>
          <table:table-cell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formula="of:=[.$E$7]*SIN(RADIANS([.F26]))" office:value-type="float" office:value="6.97564737441253" calcext:value-type="float">
            <text:p>6.9756473744</text:p>
          </table:table-cell>
          <table:table-cell table:formula="of:=[.$E$8]*[.$E$7]*COS(RADIANS([.F26]))" office:value-type="float" office:value="14.9634607538974" calcext:value-type="float">
            <text:p>14.9634607539</text:p>
          </table:table-cell>
          <table:table-cell table:formula="of:=[.G26]+[.H26]" office:value-type="float" office:value="21.9391081283099" calcext:value-type="float">
            <text:p>21.9391081283</text:p>
          </table:table-cell>
          <table:table-cell table:formula="of:=[.$E$9]*[.I26]" office:value-type="float" office:value="74.5929676362536" calcext:value-type="float">
            <text:p>74.5929676363</text:p>
          </table:table-cell>
          <table:table-cell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[.$E$7]*SIN(RADIANS([.F27]))" office:value-type="float" office:value="8.71557427476582" calcext:value-type="float">
            <text:p>8.7155742748</text:p>
          </table:table-cell>
          <table:table-cell table:formula="of:=[.$E$8]*[.$E$7]*COS(RADIANS([.F27]))" office:value-type="float" office:value="14.9429204713762" calcext:value-type="float">
            <text:p>14.9429204714</text:p>
          </table:table-cell>
          <table:table-cell table:formula="of:=[.G27]+[.H27]" office:value-type="float" office:value="23.658494746142" calcext:value-type="float">
            <text:p>23.6584947461</text:p>
          </table:table-cell>
          <table:table-cell table:formula="of:=[.$E$9]*[.I27]" office:value-type="float" office:value="80.4388821368828" calcext:value-type="float">
            <text:p>80.438882136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cline </text:p>
          </table:table-cell>
          <table:table-cell office:value-type="string" calcext:value-type="string">
            <text:p>fixed for robot</text:p>
          </table:table-cell>
          <table:table-cell office:value-type="string" calcext:value-type="string">
            <text:p>pwm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E$7]*SIN(RADIANS([.F28]))" office:value-type="float" office:value="10.4528463267653" calcext:value-type="float">
            <text:p>10.4528463268</text:p>
          </table:table-cell>
          <table:table-cell table:formula="of:=[.$E$8]*[.$E$7]*COS(RADIANS([.F28]))" office:value-type="float" office:value="14.9178284305241" calcext:value-type="float">
            <text:p>14.9178284305</text:p>
          </table:table-cell>
          <table:table-cell table:formula="of:=[.G28]+[.H28]" office:value-type="float" office:value="25.3706747572894" calcext:value-type="float">
            <text:p>25.3706747573</text:p>
          </table:table-cell>
          <table:table-cell table:formula="of:=[.$E$9]*[.I28]" office:value-type="float" office:value="86.2602941747841" calcext:value-type="float">
            <text:p>86.2602941748</text:p>
          </table:table-cell>
          <table:table-cell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[.B29]-1" office:value-type="float" office:value="-2" calcext:value-type="float">
            <text:p>-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E$7]*SIN(RADIANS([.F29]))" office:value-type="float" office:value="12.1869343405147" calcext:value-type="float">
            <text:p>12.1869343405</text:p>
          </table:table-cell>
          <table:table-cell table:formula="of:=[.$E$8]*[.$E$7]*COS(RADIANS([.F29]))" office:value-type="float" office:value="14.8881922746198" calcext:value-type="float">
            <text:p>14.8881922746</text:p>
          </table:table-cell>
          <table:table-cell table:formula="of:=[.G29]+[.H29]" office:value-type="float" office:value="27.0751266151346" calcext:value-type="float">
            <text:p>27.0751266151</text:p>
          </table:table-cell>
          <table:table-cell table:formula="of:=[.$E$9]*[.I29]" office:value-type="float" office:value="92.0554304914576" calcext:value-type="float">
            <text:p>92.0554304915</text:p>
          </table:table-cell>
          <table:table-cell/>
        </table:table-row>
        <table:table-row table:style-name="ro1">
          <table:table-cell table:number-columns-repeated="2"/>
          <table:table-cell table:formula="of:=[.B30]-1" office:value-type="float" office:value="-1" calcext:value-type="float">
            <text:p>-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$E$7]*SIN(RADIANS([.F30]))" office:value-type="float" office:value="13.9173100960065" calcext:value-type="float">
            <text:p>13.917310096</text:p>
          </table:table-cell>
          <table:table-cell table:formula="of:=[.$E$8]*[.$E$7]*COS(RADIANS([.F30]))" office:value-type="float" office:value="14.8540210311236" calcext:value-type="float">
            <text:p>14.8540210311</text:p>
          </table:table-cell>
          <table:table-cell table:formula="of:=[.G30]+[.H30]" office:value-type="float" office:value="28.7713311271301" calcext:value-type="float">
            <text:p>28.7713311271</text:p>
          </table:table-cell>
          <table:table-cell table:formula="of:=[.$E$9]*[.I30]" office:value-type="float" office:value="97.8225258322423" calcext:value-type="float">
            <text:p>97.8225258322</text:p>
          </table:table-cell>
          <table:table-cell/>
        </table:table-row>
        <table:table-row table:style-name="ro1">
          <table:table-cell table:number-columns-repeated="2"/>
          <table:table-cell table:formula="of:=[.B31]-1" office:value-type="float" office:value="-1" calcext:value-type="float">
            <text:p>-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$E$7]*SIN(RADIANS([.F31]))" office:value-type="float" office:value="15.6434465040231" calcext:value-type="float">
            <text:p>15.643446504</text:p>
          </table:table-cell>
          <table:table-cell table:formula="of:=[.$E$8]*[.$E$7]*COS(RADIANS([.F31]))" office:value-type="float" office:value="14.8153251089271" calcext:value-type="float">
            <text:p>14.8153251089</text:p>
          </table:table-cell>
          <table:table-cell table:formula="of:=[.G31]+[.H31]" office:value-type="float" office:value="30.4587716129501" calcext:value-type="float">
            <text:p>30.458771613</text:p>
          </table:table-cell>
          <table:table-cell table:formula="of:=[.$E$9]*[.I31]" office:value-type="float" office:value="103.559823484031" calcext:value-type="float">
            <text:p>103.559823484</text:p>
          </table:table-cell>
          <table:table-cell/>
        </table:table-row>
        <table:table-row table:style-name="ro1">
          <table:table-cell table:number-columns-repeated="2"/>
          <table:table-cell table:formula="of:=[.B32]-1" office:value-type="float" office:value="-1" calcext:value-type="float">
            <text:p>-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$E$7]*SIN(RADIANS([.F32]))" office:value-type="float" office:value="17.364817766693" calcext:value-type="float">
            <text:p>17.3648177667</text:p>
          </table:table-cell>
          <table:table-cell table:formula="of:=[.$E$8]*[.$E$7]*COS(RADIANS([.F32]))" office:value-type="float" office:value="14.7721162951831" calcext:value-type="float">
            <text:p>14.7721162952</text:p>
          </table:table-cell>
          <table:table-cell table:formula="of:=[.G32]+[.H32]" office:value-type="float" office:value="32.1369340618762" calcext:value-type="float">
            <text:p>32.1369340619</text:p>
          </table:table-cell>
          <table:table-cell table:formula="of:=[.$E$9]*[.I32]" office:value-type="float" office:value="109.265575810379" calcext:value-type="float">
            <text:p>109.2655758104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33]-1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$E$7]*SIN(RADIANS([.F33]))" office:value-type="float" office:value="19.0808995376545" calcext:value-type="float">
            <text:p>19.0808995377</text:p>
          </table:table-cell>
          <table:table-cell table:formula="of:=[.$E$8]*[.$E$7]*COS(RADIANS([.F33]))" office:value-type="float" office:value="14.724407751715" calcext:value-type="float">
            <text:p>14.7244077517</text:p>
          </table:table-cell>
          <table:table-cell table:formula="of:=[.G33]+[.H33]" office:value-type="float" office:value="33.8053072893694" calcext:value-type="float">
            <text:p>33.8053072894</text:p>
          </table:table-cell>
          <table:table-cell table:formula="of:=[.$E$9]*[.I33]" office:value-type="float" office:value="114.938044783856" calcext:value-type="float">
            <text:p>114.9380447839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34]-1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E$7]*SIN(RADIANS([.F34]))" office:value-type="float" office:value="20.7911690817759" calcext:value-type="float">
            <text:p>20.7911690818</text:p>
          </table:table-cell>
          <table:table-cell table:formula="of:=[.$E$8]*[.$E$7]*COS(RADIANS([.F34]))" office:value-type="float" office:value="14.6722140110071" calcext:value-type="float">
            <text:p>14.672214011</text:p>
          </table:table-cell>
          <table:table-cell table:formula="of:=[.G34]+[.H34]" office:value-type="float" office:value="35.463383092783" calcext:value-type="float">
            <text:p>35.4633830928</text:p>
          </table:table-cell>
          <table:table-cell table:formula="of:=[.$E$9]*[.I34]" office:value-type="float" office:value="120.575502515462" calcext:value-type="float">
            <text:p>120.575502515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formula="of:=[.$E$7]*SIN(RADIANS([.F35]))" office:value-type="float" office:value="22.4951054343865" calcext:value-type="float">
            <text:p>22.4951054344</text:p>
          </table:table-cell>
          <table:table-cell table:formula="of:=[.$E$8]*[.$E$7]*COS(RADIANS([.F35]))" office:value-type="float" office:value="14.6155509717785" calcext:value-type="float">
            <text:p>14.6155509718</text:p>
          </table:table-cell>
          <table:table-cell table:formula="of:=[.G35]+[.H35]" office:value-type="float" office:value="37.110656406165" calcext:value-type="float">
            <text:p>37.1106564062</text:p>
          </table:table-cell>
          <table:table-cell table:formula="of:=[.$E$9]*[.I35]" office:value-type="float" office:value="126.176231780961" calcext:value-type="float">
            <text:p>126.17623178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[.$E$7]*SIN(RADIANS([.F36]))" office:value-type="float" office:value="24.1921895599668" calcext:value-type="float">
            <text:p>24.19218956</text:p>
          </table:table-cell>
          <table:table-cell table:formula="of:=[.$E$8]*[.$E$7]*COS(RADIANS([.F36]))" office:value-type="float" office:value="14.5544358941399" calcext:value-type="float">
            <text:p>14.5544358941</text:p>
          </table:table-cell>
          <table:table-cell table:formula="of:=[.G36]+[.H36]" office:value-type="float" office:value="38.7466254541067" calcext:value-type="float">
            <text:p>38.7466254541</text:p>
          </table:table-cell>
          <table:table-cell table:formula="of:=[.$E$9]*[.I36]" office:value-type="float" office:value="131.738526543963" calcext:value-type="float">
            <text:p>131.738526544</text:p>
          </table:table-cell>
          <table:table-cell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formula="of:=[.$E$7]*SIN(RADIANS([.F37]))" office:value-type="float" office:value="25.8819045102521" calcext:value-type="float">
            <text:p>25.8819045103</text:p>
          </table:table-cell>
          <table:table-cell table:formula="of:=[.$E$8]*[.$E$7]*COS(RADIANS([.F37]))" office:value-type="float" office:value="14.488887394336" calcext:value-type="float">
            <text:p>14.4888873943</text:p>
          </table:table-cell>
          <table:table-cell table:formula="of:=[.G37]+[.H37]" office:value-type="float" office:value="40.3707919045881" calcext:value-type="float">
            <text:p>40.3707919046</text:p>
          </table:table-cell>
          <table:table-cell table:formula="of:=[.$E$9]*[.I37]" office:value-type="float" office:value="137.2606924756" calcext:value-type="float">
            <text:p>137.2606924756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453.51pt" svg:height="255.09pt" svg:x="613.19pt" svg:y="107.46pt">
            <draw:object draw:notify-on-update-of-ranges="Sheet2.B6:Sheet2.B21 Sheet2.C6:Sheet2.C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wm1</text:p>
          </table:table-cell>
          <table:table-cell office:value-type="string" calcext:value-type="string">
            <text:p>offset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heo offse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-0.19*[.B6]+25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-0.19*[.B7]+25" office:value-type="float" office:value="24.05" calcext:value-type="float">
            <text:p>24.0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-0.19*[.B8]+25" office:value-type="float" office:value="23.1" calcext:value-type="float">
            <text:p>23.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-0.19*[.B9]+25" office:value-type="float" office:value="22.15" calcext:value-type="float">
            <text:p>22.1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-0.19*[.B10]+25" office:value-type="float" office:value="21.2" calcext:value-type="float">
            <text:p>21.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-0.19*[.B11]+25" office:value-type="float" office:value="20.25" calcext:value-type="float">
            <text:p>20.2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-0.19*[.B12]+25" office:value-type="float" office:value="19.3" calcext:value-type="float">
            <text:p>19.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formula="of:=-0.19*[.B13]+25" office:value-type="float" office:value="18.35" calcext:value-type="float">
            <text:p>18.3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-0.19*[.B14]+25" office:value-type="float" office:value="17.4" calcext:value-type="float">
            <text:p>17.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formula="of:=-0.19*[.B15]+25" office:value-type="float" office:value="16.45" calcext:value-type="float">
            <text:p>16.4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formula="of:=-0.19*[.B16]+25" office:value-type="float" office:value="15.5" calcext:value-type="float">
            <text:p>15.5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formula="of:=-0.19*[.B17]+25" office:value-type="float" office:value="14.55" calcext:value-type="float">
            <text:p>14.5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-0.19*[.B18]+25" office:value-type="float" office:value="13.6" calcext:value-type="float">
            <text:p>13.6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formula="of:=-0.19*[.B19]+25" office:value-type="float" office:value="12.65" calcext:value-type="float">
            <text:p>12.65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-0.19*[.B20]+25" office:value-type="float" office:value="11.7" calcext:value-type="float">
            <text:p>11.7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formula="of:=-0.19*[.B21]+25" office:value-type="float" office:value="10.75" calcext:value-type="float">
            <text:p>10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18:48:41.075236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ylan </meta:initial-creator>
    <meta:creation-date>2016-03-25T18:50:43.005047766</meta:creation-date>
    <dc:date>2016-04-08T23:05:50.071041643</dc:date>
    <dc:creator>Dylan </dc:creator>
    <meta:editing-duration>PT11H50M11S</meta:editing-duration>
    <meta:editing-cycles>9</meta:editing-cycles>
    <meta:generator>LibreOffice/4.4.3.2$Linux_X86_64 LibreOffice_project/40m0$Build-2</meta:generator>
    <meta:document-statistic meta:table-count="2" meta:cell-count="2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heet2.B6:Sheet2.C21" svg:x="0.32cm" svg:y="0.18cm" svg:width="11.264cm" svg:height="8.64cm">
          <chartooo:coordinate-region svg:x="0.941cm" svg:y="0.379cm" svg:width="10.45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6:Sheet2.C21" chart:class="chart:scatter">
            <chart:domain table:cell-range-address="Sheet2.B6:Sheet2.B21"/>
            <chart:regression-curve chart:style-name="ch7">
              <chart:equation chart:display-equation="true" chart:display-r-square="false" svg:x="2.095cm" svg:y="1.043cm"/>
            </chart:regression-curve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B6:Sheet2.B21</svg:desc>
                </draw:g>
              </table:table-cell>
              <table:table-cell office:value-type="float" office:value="21">
                <text:p>21</text:p>
                <draw:g>
                  <svg:desc>Sheet2.C6:Sheet2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0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32cm" svg:height="9.33cm" xlink:href=".." xlink:type="simple" chart:class="chart:scatter" chart:style-name="ch1">
        <chart:title svg:x="7.534cm" svg:y="0.322cm" chart:style-name="ch2">
          <text:p>PWM</text:p>
        </chart:title>
        <chart:plot-area chart:style-name="ch3" table:cell-range-address="Sheet1.F14:Sheet1.F30 Sheet1.J6:Sheet1.J6 Sheet1.J14:Sheet1.J30" chart:data-source-has-labels="row" svg:x="1.337cm" svg:y="1.313cm" svg:width="14.657cm" svg:height="6.85cm">
          <chartooo:coordinate-region svg:x="1.575cm" svg:y="1.313cm" svg:width="14.232cm" svg:height="6.203cm"/>
          <chart:axis chart:dimension="x" chart:name="primary-x" chart:style-name="ch4">
            <chart:title svg:x="7.391cm" svg:y="8.349cm" chart:style-name="ch5">
              <text:p>Incline (degrees)</text:p>
            </chart:title>
          </chart:axis>
          <chart:axis chart:dimension="y" chart:name="primary-y" chart:style-name="ch6">
            <chart:title svg:x="0.451cm" svg:y="5.47cm" chart:style-name="ch7">
              <text:p>PWM (%)</text:p>
            </chart:title>
            <chart:grid chart:style-name="ch8" chart:class="major"/>
          </chart:axis>
          <chart:series chart:style-name="ch9" chart:values-cell-range-address="Sheet1.J14:Sheet1.J30" chart:label-cell-address="Sheet1.J6:Sheet1.J6" chart:class="chart:scatter">
            <chart:domain table:cell-range-address="Sheet1.F14:Sheet1.F30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wm</text:p>
                <draw:g>
                  <svg:desc>Sheet1.J6:Sheet1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">
                <text:p>-8</text:p>
                <draw:g>
                  <svg:desc>Sheet1.F14:Sheet1.F30</svg:desc>
                </draw:g>
              </table:table-cell>
              <table:table-cell office:value-type="float" office:value="3.18481717939784">
                <text:p>3.18481717939784</text:p>
                <draw:g>
                  <svg:desc>Sheet1.J14:Sheet1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9.18427697595728">
                <text:p>9.184276975957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">
                <text:p>-6</text:p>
              </table:table-cell>
              <table:table-cell office:value-type="float" office:value="15.1809391527798">
                <text:p>15.18093915277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">
                <text:p>-5</text:p>
              </table:table-cell>
              <table:table-cell office:value-type="float" office:value="21.1729770684752">
                <text:p>21.17297706847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27.1585654902484">
                <text:p>27.15856549024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33.1358811498824">
                <text:p>33.13588114988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39.1031032991236">
                <text:p>39.10310329912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45.0584142642996">
                <text:p>45.05841426429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56.9260506416523">
                <text:p>56.92605064165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62.8347610568242">
                <text:p>62.83476105682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68.7243313950842">
                <text:p>68.72433139508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74.5929676362536">
                <text:p>74.59296763625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80.4388821368828">
                <text:p>80.43888213688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86.2602941747841">
                <text:p>86.26029417478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92.0554304914576">
                <text:p>92.05543049145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97.8225258322423">
                <text:p>97.82252583224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